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Inner Classes</text:span> e <text:span text:style-name="Strong_20_Emphasis">Anonymous Classes</text:span> são dois conceitos importantes em Java que permitem definir classes dentro de outras classes. Eles são frequentemente usados para tornar o código mais organizado, legível e encapsulado. Vou explicar ambos, junto com suas características positivas e negativas, e fornecer exemplos.</text:p>
      <text:h text:style-name="Heading_20_3" text:outline-level="3">1. <text:span text:style-name="Strong_20_Emphasis">Inner Classes (Classes Internas)</text:span></text:h>
      <text:p text:style-name="Text_20_body"><text:span text:style-name="Strong_20_Emphasis">Definição:</text:span><text:line-break/>Inner Classes são classes definidas dentro de outra classe. Elas são associadas diretamente à instância da classe externa, e podem acessar membros (incluindo privados) da classe externa.</text:p>
      <text:p text:style-name="Text_20_body"><text:span text:style-name="Strong_20_Emphasis">Principais Características:</text:span></text:p>
      <text:list xml:id="list369526087" text:style-name="L1">
        <text:list-item>
          <text:p text:style-name="P10"><text:span text:style-name="Strong_20_Emphasis">Encapsulamento:</text:span> Podem ajudar a organizar o código, mantendo classes relacionadas próximas umas das outras.</text:p>
        </text:list-item>
        <text:list-item>
          <text:p text:style-name="P10"><text:span text:style-name="Strong_20_Emphasis">Acesso a Membros da Classe Externa:</text:span> Podem acessar todos os membros (incluindo privados) da classe externa.</text:p>
        </text:list-item>
        <text:list-item>
          <text:p text:style-name="P10"><text:span text:style-name="Strong_20_Emphasis">Tipos de Inner Classes:</text:span> Existem quatro tipos de inner classes em Java:</text:p>
          <text:list>
            <text:list-item>
              <text:p text:style-name="P10"><text:span text:style-name="Strong_20_Emphasis">Non-static Inner Class:</text:span> Associada a uma instância da classe externa.</text:p>
            </text:list-item>
            <text:list-item>
              <text:p text:style-name="P10"><text:span text:style-name="Strong_20_Emphasis">Static Inner Class:</text:span> Pode existir independentemente da instância da classe externa.</text:p>
            </text:list-item>
            <text:list-item>
              <text:p text:style-name="P10"><text:span text:style-name="Strong_20_Emphasis">Method-Local Inner Class:</text:span> Definida dentro de um método.</text:p>
            </text:list-item>
            <text:list-item>
              <text:p text:style-name="P3"><text:span text:style-name="Strong_20_Emphasis">Anonymous Inner Class:</text:span> Uma classe sem nome definida e instanciada no mesmo lugar.</text:p>
            </text:list-item>
          </text:list>
        </text:list-item>
      </text:list>
      <text:p text:style-name="Text_20_body"><text:span text:style-name="Strong_20_Emphasis">Vantagens:</text:span></text:p>
      <text:list xml:id="list4205234247" text:style-name="L2">
        <text:list-item>
          <text:p text:style-name="P11"><text:span text:style-name="Strong_20_Emphasis">Organização do Código:</text:span> Facilita o agrupamento de classes que só fazem sentido juntas.</text:p>
        </text:list-item>
        <text:list-item>
          <text:p text:style-name="P4"><text:span text:style-name="Strong_20_Emphasis">Acesso Facilitado:</text:span> Acesso fácil aos membros da classe externa.</text:p>
        </text:list-item>
      </text:list>
      <text:p text:style-name="Text_20_body"><text:span text:style-name="Strong_20_Emphasis">Desvantagens:</text:span></text:p>
      <text:list xml:id="list1776855895" text:style-name="L3">
        <text:list-item>
          <text:p text:style-name="P12"><text:span text:style-name="Strong_20_Emphasis">Complexidade:</text:span> Pode tornar o código mais difícil de entender para outros desenvolvedores.</text:p>
        </text:list-item>
        <text:list-item>
          <text:p text:style-name="P5"><text:span text:style-name="Strong_20_Emphasis">Maior Acoplamento:</text:span> Pode aumentar o acoplamento entre classes internas e externas.</text:p>
        </text:list-item>
      </text:list>
      <text:p text:style-name="Text_20_body"><text:span text:style-name="Strong_20_Emphasis">Exemplo de Non-static Inner Class:</text:span></text:p>
      <text:p text:style-name="Preformatted_20_Text">java</text:p>
      <text:p text:style-name="Preformatted_20_Text">Copiar código</text:p>
      <text:p text:style-name="P1"><text:span text:style-name="Source_20_Text">class OuterClass {</text:span></text:p>
      <text:p text:style-name="P1"><text:span text:style-name="Source_20_Text"><text:s text:c="4"/>private String message = "Hello from OuterClass!";</text:span></text:p>
      <text:p text:style-name="P1"/>
      <text:p text:style-name="P1"><text:span text:style-name="Source_20_Text"><text:s text:c="4"/>class InnerClass {</text:span></text:p>
      <text:p text:style-name="P1"><text:span text:style-name="Source_20_Text"><text:s text:c="8"/>void printMessage() {</text:span></text:p>
      <text:p text:style-name="P1"><text:span text:style-name="Source_20_Text"><text:s text:c="12"/>System.out.println(message); // Acesso direto ao membro privado da classe externa</text:span></text:p>
      <text:p text:style-name="P1"><text:span text:style-name="Source_20_Text"><text:s text:c="8"/>}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void displayInner() {</text:span></text:p>
      <text:p text:style-name="P1"><text:span text:style-name="Source_20_Text"><text:s text:c="8"/>InnerClass inner = new InnerClass();</text:span></text:p>
      <text:p text:style-name="P1"><text:span text:style-name="Source_20_Text"><text:s text:c="8"/>inner.printMessage();</text:span></text:p>
      <text:p text:style-name="P1"><text:span text:style-name="Source_20_Text"><text:s text:c="4"/>}</text:span></text:p>
      <text:p text:style-name="P1"><text:span text:style-name="Source_20_Text">}</text:span></text:p>
      <text:p text:style-name="P1"/>
      <text:p text:style-name="P1"><text:span text:style-name="Source_20_Text">public class Main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OuterClass outer = new OuterClass();</text:span></text:p>
      <text:p text:style-name="P1"><text:soft-page-break/><text:span text:style-name="Source_20_Text"><text:s text:c="8"/>outer.displayInner(); // Output: Hello from OuterClass!</text:span></text:p>
      <text:p text:style-name="P1"><text:span text:style-name="Source_20_Text"><text:s text:c="4"/>}</text:span></text:p>
      <text:p text:style-name="P2"><text:span text:style-name="Source_20_Text">}</text:span></text:p>
      <text:h text:style-name="Heading_20_3" text:outline-level="3">2. <text:span text:style-name="Strong_20_Emphasis">Anonymous Inner Classes (Classes Anônimas)</text:span></text:h>
      <text:p text:style-name="Text_20_body"><text:span text:style-name="Strong_20_Emphasis">Definição:</text:span><text:line-break/>Anonymous Inner Classes são classes sem nome que são instanciadas no momento da sua declaração. Elas são normalmente usadas para implementar interfaces ou classes abstratas com uma única instância.</text:p>
      <text:p text:style-name="Text_20_body"><text:span text:style-name="Strong_20_Emphasis">Principais Características:</text:span></text:p>
      <text:list xml:id="list334030181" text:style-name="L4">
        <text:list-item>
          <text:p text:style-name="P13"><text:span text:style-name="Strong_20_Emphasis">Sem Nome:</text:span> A classe é definida e instanciada no mesmo lugar.</text:p>
        </text:list-item>
        <text:list-item>
          <text:p text:style-name="P13"><text:span text:style-name="Strong_20_Emphasis">Uso Comum:</text:span> Usadas principalmente para criar rapidamente uma instância de uma interface ou classe abstrata, especialmente em callbacks ou ouvintes de eventos.</text:p>
        </text:list-item>
        <text:list-item>
          <text:p text:style-name="P6"><text:span text:style-name="Strong_20_Emphasis">Não Reutilizável:</text:span> Como a classe é anônima, ela não pode ser reutilizada.</text:p>
        </text:list-item>
      </text:list>
      <text:p text:style-name="Text_20_body"><text:span text:style-name="Strong_20_Emphasis">Vantagens:</text:span></text:p>
      <text:list xml:id="list2999697078" text:style-name="L5">
        <text:list-item>
          <text:p text:style-name="P14"><text:span text:style-name="Strong_20_Emphasis">Código Mais Curto:</text:span> Reduz a quantidade de código para implementar interfaces ou classes abstratas.</text:p>
        </text:list-item>
        <text:list-item>
          <text:p text:style-name="P7"><text:span text:style-name="Strong_20_Emphasis">Facilidade de Implementação:</text:span> Útil para implementar rapidamente comportamentos específicos.</text:p>
        </text:list-item>
      </text:list>
      <text:p text:style-name="Text_20_body"><text:span text:style-name="Strong_20_Emphasis">Desvantagens:</text:span></text:p>
      <text:list xml:id="list2856086357" text:style-name="L6">
        <text:list-item>
          <text:p text:style-name="P15"><text:span text:style-name="Strong_20_Emphasis">Dificuldade de Depuração:</text:span> Pode ser difícil de depurar, já que a classe não tem nome.</text:p>
        </text:list-item>
        <text:list-item>
          <text:p text:style-name="P8"><text:span text:style-name="Strong_20_Emphasis">Legibilidade:</text:span> Pode reduzir a legibilidade do código, especialmente em implementações complexas.</text:p>
        </text:list-item>
      </text:list>
      <text:p text:style-name="Text_20_body"><text:span text:style-name="Strong_20_Emphasis">Exemplo de Anonymous Inner Class:</text:span></text:p>
      <text:p text:style-name="Preformatted_20_Text">java</text:p>
      <text:p text:style-name="Preformatted_20_Text">Copiar código</text:p>
      <text:p text:style-name="P1"><text:span text:style-name="Source_20_Text">public class Main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// Implementando uma interface usando uma classe anônima</text:span></text:p>
      <text:p text:style-name="P1"><text:span text:style-name="Source_20_Text"><text:s text:c="8"/>Runnable runnable = new Runnable() {</text:span></text:p>
      <text:p text:style-name="P1"><text:span text:style-name="Source_20_Text"><text:s text:c="12"/>@Override</text:span></text:p>
      <text:p text:style-name="P1"><text:span text:style-name="Source_20_Text"><text:s text:c="12"/>public void run() {</text:span></text:p>
      <text:p text:style-name="P1"><text:span text:style-name="Source_20_Text"><text:s text:c="16"/>System.out.println("Running in an anonymous class!");</text:span></text:p>
      <text:p text:style-name="P1"><text:span text:style-name="Source_20_Text"><text:s text:c="12"/>}</text:span></text:p>
      <text:p text:style-name="P1"><text:span text:style-name="Source_20_Text"><text:s text:c="8"/>};</text:span></text:p>
      <text:p text:style-name="P1"/>
      <text:p text:style-name="P1"><text:span text:style-name="Source_20_Text"><text:s text:c="8"/>Thread thread = new Thread(runnable);</text:span></text:p>
      <text:p text:style-name="P1"><text:span text:style-name="Source_20_Text"><text:s text:c="8"/>thread.start(); // Output: Running in an anonymous class!</text:span></text:p>
      <text:p text:style-name="P1"><text:span text:style-name="Source_20_Text"><text:s text:c="4"/>}</text:span></text:p>
      <text:p text:style-name="P2"><text:span text:style-name="Source_20_Text">}</text:span></text:p>
      <text:h text:style-name="Heading_20_3" text:outline-level="3"><text:span text:style-name="Strong_20_Emphasis">Conclusão:</text:span></text:h>
      <text:list xml:id="list1921948710" text:style-name="L7">
        <text:list-item>
          <text:p text:style-name="P16"><text:span text:style-name="Strong_20_Emphasis">Inner Classes</text:span> são úteis para agrupar classes que têm uma forte relação e podem acessar os membros da classe externa.</text:p>
        </text:list-item>
        <text:list-item>
          <text:p text:style-name="P9"><text:span text:style-name="Strong_20_Emphasis">Anonymous Classes</text:span> são práticas para criar rapidamente uma única instância de uma classe ou interface, mas podem dificultar a depuração e legibilidade se usadas em excesso.</text:p>
        </text:list-item>
      </text:list>
      <text:p text:style-name="Text_20_body"><text:soft-page-break/>Essas classes são poderosas ferramentas no Java, mas devem ser usadas com cuidado para manter o código limpo e compreensíve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7:55:54.971996509</meta:creation-date>
    <dc:date>2024-08-29T17:56:47.858513129</dc:date>
    <meta:editing-duration>PT55S</meta:editing-duration>
    <meta:editing-cycles>1</meta:editing-cycles>
    <meta:document-statistic meta:table-count="0" meta:image-count="0" meta:object-count="0" meta:page-count="3" meta:paragraph-count="70" meta:word-count="561" meta:character-count="3921" meta:non-whitespace-character-count="3262"/>
    <meta:generator>LibreOffice/7.0.4.2$Linux_X86_64 LibreOffice_project/00$Build-2</meta:generator>
  </office:meta>
</office:document-meta>
</file>